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1" svg:font-family="Consolas, 'Lucida Console', 'Courier New', monospace"/>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inherit" svg:font-family="inherit"/>
    <style:font-face style:name="sans-serif" svg:font-family="sans-serif, 'Trebuchet MS', Verdana, Helvetica, Aria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0.24cm" fo:margin-left="1.388cm" fo:margin-right="15.371cm" table:align="margins"/>
    </style:style>
    <style:style style:name="Table1.A" style:family="table-column">
      <style:table-column-properties style:column-width="0.24cm" style:rel-column-width="65535*"/>
    </style:style>
    <style:style style:name="Table1.A1" style:family="table-cell">
      <style:table-cell-properties fo:padding="0.097cm" fo:border="0.002cm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fo:background-color="transparent"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text-properties style:text-underline-style="none" fo:font-weight="normal" fo:background-color="#ff9900" style:font-weight-asian="normal" style:font-weight-complex="normal"/>
    </style:style>
    <style:style style:name="P7" style:family="paragraph" style:parent-style-name="Standard">
      <style:text-properties style:text-underline-style="none" fo:font-weight="normal" fo:background-color="transparent" style:font-weight-asian="normal" style:font-weight-complex="normal"/>
    </style:style>
    <style:style style:name="P8" style:family="paragraph" style:parent-style-name="Standard">
      <style:text-properties style:use-window-font-color="true" style:text-underline-style="none" fo:font-weight="normal" fo:background-color="transparent" style:font-weight-asian="normal" style:font-weight-complex="normal"/>
    </style:style>
    <style:style style:name="P9" style:family="paragraph" style:parent-style-name="Standard">
      <style:text-properties fo:background-color="#ffffff"/>
    </style:style>
    <style:style style:name="P10" style:family="paragraph" style:parent-style-name="Standard">
      <style:paragraph-properties fo:background-color="transparent">
        <style:background-image/>
      </style:paragraph-properties>
      <style:text-properties style:text-underline-style="solid" style:text-underline-width="auto" style:text-underline-color="font-color" fo:font-weight="bold" fo:background-color="transparent" style:font-weight-asian="bold" style:font-weight-complex="bold"/>
    </style:style>
    <style:style style:name="P11" style:family="paragraph" style:parent-style-name="Standard">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12" style:family="paragraph" style:parent-style-name="Standard" style:list-style-name="L1">
      <style:text-properties style:text-underline-style="none" fo:font-weight="normal" style:font-weight-asian="normal" style:font-weight-complex="normal"/>
    </style:style>
    <style:style style:name="P13" style:family="paragraph" style:parent-style-name="Standard" style:list-style-name="L2">
      <style:text-properties style:text-underline-style="none" fo:font-weight="normal" style:font-weight-asian="normal" style:font-weight-complex="normal"/>
    </style:style>
    <style:style style:name="P14" style:family="paragraph" style:parent-style-name="Standard" style:list-style-name="L3">
      <style:text-properties style:text-underline-style="none" fo:font-weight="normal" style:font-weight-asian="normal" style:font-weight-complex="normal"/>
    </style:style>
    <style:style style:name="P15" style:family="paragraph" style:parent-style-name="Standard" style:list-style-name="L5">
      <style:text-properties style:text-underline-style="none" fo:font-weight="normal" style:font-weight-asian="normal" style:font-weight-complex="normal"/>
    </style:style>
    <style:style style:name="P16" style:family="paragraph" style:parent-style-name="Standard" style:list-style-name="L7">
      <style:text-properties style:text-underline-style="none" fo:font-weight="normal" style:font-weight-asian="normal" style:font-weight-complex="normal"/>
    </style:style>
    <style:style style:name="P17" style:family="paragraph" style:parent-style-name="Standard" style:list-style-name="L8">
      <style:text-properties style:text-underline-style="none" fo:font-weight="normal" style:font-weight-asian="normal" style:font-weight-complex="normal"/>
    </style:style>
    <style:style style:name="P18" style:family="paragraph" style:parent-style-name="Standard" style:list-style-name="L9">
      <style:text-properties style:text-underline-style="none" fo:font-weight="normal" style:font-weight-asian="normal" style:font-weight-complex="normal"/>
    </style:style>
    <style:style style:name="P19" style:family="paragraph" style:parent-style-name="Standard" style:list-style-name="L10">
      <style:text-properties style:text-underline-style="none" fo:font-weight="normal" style:font-weight-asian="normal" style:font-weight-complex="normal"/>
    </style:style>
    <style:style style:name="P20"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21" style:family="paragraph" style:parent-style-name="Standard" style:list-style-name="L11">
      <style:text-properties style:text-underline-style="none" fo:font-weight="normal" style:font-weight-asian="normal" style:font-weight-complex="normal"/>
    </style:style>
    <style:style style:name="P22" style:family="paragraph" style:parent-style-name="Standard" style:list-style-name="L15">
      <style:text-properties style:text-underline-style="none" fo:font-weight="normal" style:font-weight-asian="normal" style:font-weight-complex="normal"/>
    </style:style>
    <style:style style:name="P23" style:family="paragraph" style:parent-style-name="Standard" style:list-style-name="L16">
      <style:text-properties style:text-underline-style="none" fo:font-weight="normal" style:font-weight-asian="normal" style:font-weight-complex="normal"/>
    </style:style>
    <style:style style:name="P24" style:family="paragraph" style:parent-style-name="Standard" style:list-style-name="L17">
      <style:text-properties style:text-underline-style="none" fo:font-weight="normal" style:font-weight-asian="normal" style:font-weight-complex="normal"/>
    </style:style>
    <style:style style:name="P25" style:family="paragraph" style:parent-style-name="Standard" style:list-style-name="L2">
      <style:text-properties style:text-underline-style="none" fo:font-weight="normal" fo:background-color="#ffff66" style:font-weight-asian="normal" style:font-weight-complex="normal"/>
    </style:style>
    <style:style style:name="P26" style:family="paragraph" style:parent-style-name="Standard" style:list-style-name="L10">
      <style:text-properties style:text-underline-style="none" fo:font-weight="normal" fo:background-color="#ffff66" style:font-weight-asian="normal" style:font-weight-complex="normal"/>
    </style:style>
    <style:style style:name="P27" style:family="paragraph" style:parent-style-name="Standard" style:list-style-name="L2">
      <style:text-properties style:text-underline-style="none" fo:font-weight="normal" fo:background-color="#ffff99" style:font-weight-asian="normal" style:font-weight-complex="normal"/>
    </style:style>
    <style:style style:name="P28" style:family="paragraph" style:parent-style-name="Standard" style:list-style-name="L4">
      <style:text-properties style:text-underline-style="none" fo:font-weight="normal" fo:background-color="#ffff99" style:font-weight-asian="normal" style:font-weight-complex="normal"/>
    </style:style>
    <style:style style:name="P29" style:family="paragraph" style:parent-style-name="Standard" style:list-style-name="L2">
      <style:text-properties style:text-underline-style="none" fo:font-weight="normal" fo:background-color="#ff3333" style:font-weight-asian="normal" style:font-weight-complex="normal"/>
    </style:style>
    <style:style style:name="P30" style:family="paragraph" style:parent-style-name="Standard" style:list-style-name="L3">
      <style:text-properties style:text-underline-style="none" fo:font-weight="normal" fo:background-color="#ff3333" style:font-weight-asian="normal" style:font-weight-complex="normal"/>
    </style:style>
    <style:style style:name="P31" style:family="paragraph" style:parent-style-name="Standard" style:list-style-name="L4">
      <style:text-properties style:text-underline-style="none" fo:font-weight="normal" fo:background-color="#ff3333" style:font-weight-asian="normal" style:font-weight-complex="normal"/>
    </style:style>
    <style:style style:name="P32" style:family="paragraph" style:parent-style-name="Standard" style:list-style-name="L5">
      <style:text-properties style:text-underline-style="none" fo:font-weight="normal" fo:background-color="#ff3333" style:font-weight-asian="normal" style:font-weight-complex="normal"/>
    </style:style>
    <style:style style:name="P33" style:family="paragraph" style:parent-style-name="Standard" style:list-style-name="L10">
      <style:text-properties style:text-underline-style="none" fo:font-weight="normal" fo:background-color="#ff3333" style:font-weight-asian="normal" style:font-weight-complex="normal"/>
    </style:style>
    <style:style style:name="P34" style:family="paragraph" style:parent-style-name="Standard" style:list-style-name="L2">
      <style:text-properties style:text-underline-style="none" fo:font-weight="normal" fo:background-color="#ffffff" style:font-weight-asian="normal" style:font-weight-complex="normal"/>
    </style:style>
    <style:style style:name="P35" style:family="paragraph" style:parent-style-name="Standard" style:list-style-name="L4">
      <style:text-properties style:text-underline-style="none" fo:font-weight="normal" fo:background-color="transparent" style:font-weight-asian="normal" style:font-weight-complex="normal"/>
    </style:style>
    <style:style style:name="P36" style:family="paragraph" style:parent-style-name="Standard" style:list-style-name="L7">
      <style:text-properties style:text-underline-style="none" fo:font-weight="normal" fo:background-color="transparent" style:font-weight-asian="normal" style:font-weight-complex="normal"/>
    </style:style>
    <style:style style:name="P37" style:family="paragraph" style:parent-style-name="Standard" style:list-style-name="L8">
      <style:text-properties style:text-underline-style="none" fo:font-weight="normal" fo:background-color="transparent" style:font-weight-asian="normal" style:font-weight-complex="normal"/>
    </style:style>
    <style:style style:name="P38" style:family="paragraph" style:parent-style-name="Standard" style:list-style-name="L4">
      <style:text-properties style:text-underline-style="none" fo:font-weight="normal" fo:background-color="#99ff66" style:font-weight-asian="normal" style:font-weight-complex="normal"/>
    </style:style>
    <style:style style:name="P39" style:family="paragraph" style:parent-style-name="Standard" style:list-style-name="L7">
      <style:text-properties style:text-underline-style="none" fo:font-weight="normal" fo:background-color="#ff9999" style:font-weight-asian="normal" style:font-weight-complex="normal"/>
    </style:style>
    <style:style style:name="P40" style:family="paragraph" style:parent-style-name="Standard" style:list-style-name="L9">
      <style:text-properties style:text-underline-style="none" fo:font-weight="normal" fo:background-color="#ff9999" style:font-weight-asian="normal" style:font-weight-complex="normal"/>
    </style:style>
    <style:style style:name="P41" style:family="paragraph" style:parent-style-name="Standard" style:list-style-name="L14">
      <style:text-properties style:text-underline-style="none" fo:font-weight="normal" fo:background-color="#ff9999" style:font-weight-asian="normal" style:font-weight-complex="normal"/>
    </style:style>
    <style:style style:name="P42" style:family="paragraph" style:parent-style-name="Standard" style:list-style-name="L13">
      <style:text-properties style:text-underline-style="none" fo:font-weight="normal" fo:background-color="#ccffcc" style:font-weight-asian="normal" style:font-weight-complex="normal"/>
    </style:style>
    <style:style style:name="P43" style:family="paragraph" style:parent-style-name="Standard" style:list-style-name="L6">
      <style:text-properties style:text-underline-style="none" fo:font-weight="bold" fo:background-color="transparent" style:font-weight-asian="bold" style:font-weight-complex="bold"/>
    </style:style>
    <style:style style:name="P44" style:family="paragraph" style:parent-style-name="Standard" style:list-style-name="L9">
      <style:text-properties style:text-underline-style="none" fo:font-weight="bold" style:font-weight-asian="bold" style:font-weight-complex="bold"/>
    </style:style>
    <style:style style:name="P45"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46"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47"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48" style:family="paragraph" style:parent-style-name="Standard" style:list-style-name="L14">
      <style:text-properties style:text-underline-style="solid" style:text-underline-width="auto" style:text-underline-color="font-color" fo:font-weight="bold" style:font-weight-asian="bold" style:font-weight-complex="bold"/>
    </style:style>
    <style:style style:name="P49"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50" style:family="paragraph" style:parent-style-name="Standard" style:list-style-name="L2">
      <style:text-properties fo:color="#000000" style:text-underline-style="none" fo:font-weight="normal" fo:background-color="transparent" style:font-weight-asian="normal" style:font-weight-complex="normal"/>
    </style:style>
    <style:style style:name="P51" style:family="paragraph" style:parent-style-name="Standard" style:list-style-name="L3">
      <style:text-properties fo:color="#000000" style:text-underline-style="none" fo:font-weight="normal" fo:background-color="#ffffcc" style:font-weight-asian="normal" style:font-weight-complex="normal"/>
    </style:style>
    <style:style style:name="P52" style:family="paragraph" style:parent-style-name="Standard" style:list-style-name="L4">
      <style:text-properties fo:color="#000000" style:text-underline-style="none" fo:font-weight="normal" fo:background-color="#ff3333" style:font-weight-asian="normal" style:font-weight-complex="normal"/>
    </style:style>
    <style:style style:name="P53" style:family="paragraph" style:parent-style-name="Standard" style:list-style-name="L2">
      <style:text-properties fo:background-color="#ffffff"/>
    </style:style>
    <style:style style:name="P54"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55" style:family="paragraph" style:parent-style-name="Standard" style:list-style-name="L6">
      <style:text-properties fo:background-color="#ffff99"/>
    </style:style>
    <style:style style:name="P56" style:family="paragraph" style:parent-style-name="Standard" style:list-style-name="L6">
      <style:text-properties fo:background-color="transparent"/>
    </style:style>
    <style:style style:name="P57" style:family="paragraph" style:parent-style-name="Standard" style:list-style-name="L8"/>
    <style:style style:name="P58" style:family="paragraph" style:parent-style-name="Standard" style:list-style-name="L8">
      <style:text-properties fo:background-color="#ff3300"/>
    </style:style>
    <style:style style:name="P59" style:family="paragraph" style:parent-style-name="Standard" style:list-style-name="L8">
      <style:text-properties fo:background-color="#ffff00"/>
    </style:style>
    <style:style style:name="P60" style:family="paragraph" style:parent-style-name="Standard" style:list-style-name="L10">
      <style:paragraph-properties>
        <style:tab-stops/>
      </style:paragraph-properties>
      <style:text-properties fo:background-color="#ffff00"/>
    </style:style>
    <style:style style:name="P61" style:family="paragraph" style:parent-style-name="Standard" style:list-style-name="L10"/>
    <style:style style:name="P62" style:family="paragraph" style:parent-style-name="Standard" style:list-style-name="L10">
      <style:paragraph-properties>
        <style:tab-stops/>
      </style:paragraph-properties>
    </style:style>
    <style:style style:name="P63" style:family="paragraph" style:parent-style-name="Standard" style:list-style-name="L17"/>
    <style:style style:name="P64" style:family="paragraph" style:parent-style-name="Standard" style:list-style-name="L2">
      <style:paragraph-properties fo:background-color="transparent">
        <style:background-image/>
      </style:paragraph-properties>
      <style:text-properties fo:font-variant="normal" fo:text-transform="none" fo:color="#c80000" style:font-name="Consolas1" fo:font-size="9pt" fo:letter-spacing="normal" fo:font-style="normal" style:text-underline-style="none" fo:font-weight="normal" fo:background-color="transparent" style:font-weight-asian="normal" style:font-weight-complex="normal"/>
    </style:style>
    <style:style style:name="P65" style:family="paragraph" style:parent-style-name="Standard" style:list-style-name="L2">
      <style:paragraph-properties fo:background-color="transparent">
        <style:background-image/>
      </style:paragraph-properties>
      <style:text-properties fo:font-variant="normal" fo:text-transform="none" fo:color="#111111" style:font-name="Consolas1" fo:font-size="9pt" fo:letter-spacing="normal" fo:font-style="normal" style:text-underline-style="none" fo:font-weight="normal" fo:background-color="#ff3333" style:font-weight-asian="normal" style:font-weight-complex="normal"/>
    </style:style>
    <style:style style:name="P66" style:family="paragraph" style:parent-style-name="Standard" style:list-style-name="L2">
      <style:paragraph-properties fo:background-color="transparent">
        <style:background-image/>
      </style:paragraph-properties>
      <style:text-properties style:text-underline-style="none" fo:font-weight="normal" fo:background-color="#99ff66" style:font-weight-asian="normal" style:font-weight-complex="normal"/>
    </style:style>
    <style:style style:name="P67" style:family="paragraph" style:parent-style-name="Standard" style:list-style-name="L2">
      <style:paragraph-properties fo:background-color="transparent">
        <style:background-image/>
      </style:paragraph-properties>
      <style:text-properties style:text-underline-style="none" fo:font-weight="normal" fo:background-color="#ffffff" style:font-weight-asian="normal" style:font-weight-complex="normal"/>
    </style:style>
    <style:style style:name="P68" style:family="paragraph" style:parent-style-name="Standard"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9"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0" style:family="paragraph" style:parent-style-name="Standard" style:list-style-name="L8">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1" style:family="paragraph" style:parent-style-name="Standard" style:list-style-name="L10">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2" style:family="paragraph" style:parent-style-name="Standard" style:list-style-name="L13">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3" style:family="paragraph" style:parent-style-name="Standard" style:list-style-name="L2">
      <style:paragraph-properties fo:background-color="transparent">
        <style:background-image/>
      </style:paragraph-properties>
      <style:text-properties style:text-underline-style="none" fo:font-weight="normal" fo:background-color="#ffff99" style:font-weight-asian="normal" style:font-weight-complex="normal"/>
    </style:style>
    <style:style style:name="P74" style:family="paragraph" style:parent-style-name="Standard" style:list-style-name="L2">
      <style:paragraph-properties fo:background-color="transparent">
        <style:background-image/>
      </style:paragraph-properties>
      <style:text-properties style:text-underline-style="none" fo:font-weight="normal" fo:background-color="#ff0000" style:font-weight-asian="normal" style:font-weight-complex="normal"/>
    </style:style>
    <style:style style:name="P75" style:family="paragraph" style:parent-style-name="Standard" style:list-style-name="L2">
      <style:paragraph-properties fo:background-color="transparent">
        <style:background-image/>
      </style:paragraph-properties>
      <style:text-properties style:text-underline-style="none" fo:font-weight="normal" fo:background-color="#ff3333" style:font-weight-asian="normal" style:font-weight-complex="normal"/>
    </style:style>
    <style:style style:name="P76" style:family="paragraph" style:parent-style-name="Standard" style:list-style-name="L4">
      <style:paragraph-properties fo:background-color="transparent">
        <style:background-image/>
      </style:paragraph-properties>
      <style:text-properties style:text-underline-style="none" fo:font-weight="normal" fo:background-color="#ff3333" style:font-weight-asian="normal" style:font-weight-complex="normal"/>
    </style:style>
    <style:style style:name="P77" style:family="paragraph" style:parent-style-name="Standard" style:list-style-name="L2">
      <style:paragraph-properties fo:background-color="transparent">
        <style:background-image/>
      </style:paragraph-properties>
      <style:text-properties style:text-underline-style="none" fo:font-weight="normal" fo:background-color="#ff9999" style:font-weight-asian="normal" style:font-weight-complex="normal"/>
    </style:style>
    <style:style style:name="P78" style:family="paragraph" style:parent-style-name="Standard" style:list-style-name="L2">
      <style:paragraph-properties fo:background-color="transparent">
        <style:background-image/>
      </style:paragraph-properties>
      <style:text-properties style:text-underline-style="none" fo:font-weight="normal" fo:background-color="#ffff00" style:font-weight-asian="normal" style:font-weight-complex="normal"/>
    </style:style>
    <style:style style:name="P79" style:family="paragraph" style:parent-style-name="Standard" style:list-style-name="L8">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80"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81" style:family="paragraph" style:parent-style-name="Standard" style:list-style-name="RTF_5f_Num_20_2">
      <style:paragraph-properties fo:margin-left="0cm" fo:margin-right="0cm" fo:text-indent="0cm" style:auto-text-indent="false">
        <style:tab-stops/>
      </style:paragraph-properties>
      <style:text-properties fo:font-size="10pt" fo:background-color="#99ff66" style:font-size-asian="10pt" style:font-size-complex="10pt"/>
    </style:style>
    <style:style style:name="P82" style:family="paragraph" style:parent-style-name="Standard" style:list-style-name="RTF_5f_Num_20_2">
      <style:paragraph-properties fo:margin-left="0cm" fo:margin-right="0cm" fo:text-indent="0cm" style:auto-text-indent="false">
        <style:tab-stops/>
      </style:paragraph-properties>
      <style:text-properties fo:font-size="10pt" fo:background-color="#ff3333" style:font-size-asian="10pt" style:font-size-complex="10pt"/>
    </style:style>
    <style:style style:name="P83" style:family="paragraph" style:parent-style-name="Standard" style:list-style-name="RTF_5f_Num_20_2">
      <style:paragraph-properties fo:margin-left="0cm" fo:margin-right="0cm" fo:text-indent="0cm" style:auto-text-indent="false">
        <style:tab-stops/>
      </style:paragraph-properties>
      <style:text-properties fo:font-size="10pt" fo:background-color="#ffff99" style:font-size-asian="10pt" style:font-size-complex="10pt"/>
    </style:style>
    <style:style style:name="P84" style:family="paragraph" style:parent-style-name="Standard" style:list-style-name="RTF_5f_Num_20_2">
      <style:paragraph-properties fo:margin-left="0cm" fo:margin-right="0cm" fo:text-indent="0cm" style:auto-text-indent="false">
        <style:tab-stops/>
      </style:paragraph-properties>
      <style:text-properties fo:font-size="10pt" fo:background-color="#ff0000" style:font-size-asian="10pt" style:font-size-complex="10pt"/>
    </style:style>
    <style:style style:name="P85" style:family="paragraph" style:parent-style-name="Standard" style:list-style-name="RTF_5f_Num_20_2">
      <style:paragraph-properties fo:margin-left="0cm" fo:margin-right="0cm" fo:text-indent="0cm" style:auto-text-indent="false">
        <style:tab-stops/>
      </style:paragraph-properties>
      <style:text-properties fo:font-size="10pt" fo:background-color="#ccffcc" style:font-size-asian="10pt" style:font-size-complex="10pt"/>
    </style:style>
    <style:style style:name="P86"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ccffcc" style:font-size-asian="10pt" style:font-weight-asian="normal" style:font-size-complex="10pt" style:font-weight-complex="normal"/>
    </style:style>
    <style:style style:name="P87"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88"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89"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90"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91"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92" style:family="paragraph" style:parent-style-name="Standard" style:list-style-name="L10">
      <style:paragraph-properties fo:background-color="#ffffff">
        <style:tab-stops/>
        <style:background-image/>
      </style:paragraph-properties>
      <style:text-properties fo:background-color="#ffffff"/>
    </style:style>
    <style:style style:name="P93" style:family="paragraph" style:parent-style-name="Standard" style:list-style-name="L10">
      <style:paragraph-properties fo:background-color="#ffffff">
        <style:tab-stops/>
        <style:background-image/>
      </style:paragraph-properties>
      <style:text-properties fo:background-color="#ff3333"/>
    </style:style>
    <style:style style:name="P94" style:family="paragraph" style:parent-style-name="Standard" style:list-style-name="L10">
      <style:paragraph-properties fo:background-color="#ffffff">
        <style:tab-stops/>
        <style:background-image/>
      </style:paragraph-properties>
      <style:text-properties fo:background-color="#66ff66"/>
    </style:style>
    <style:style style:name="P95" style:family="paragraph" style:parent-style-name="Preformatted_20_Text"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fo:background-color="#ff3333" style:font-weight-asian="normal" style:font-weight-complex="normal"/>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6"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7" style:family="text">
      <style:text-properties fo:font-variant="normal" fo:text-transform="none" fo:color="#000000" fo:letter-spacing="normal" style:text-underline-style="none" fo:font-weight="normal" style:font-weight-asian="normal" style:font-weight-complex="normal"/>
    </style:style>
    <style:style style:name="T8" style:family="text">
      <style:text-properties fo:font-variant="normal" fo:text-transform="none" fo:color="#000000" style:font-name="Verdana" fo:font-size="11.25pt" fo:letter-spacing="normal" fo:font-style="normal" style:text-underline-style="solid" style:text-underline-width="auto" style:text-underline-color="font-color" fo:font-weight="normal" style:font-weight-asian="bold" style:font-weight-complex="bold"/>
    </style:style>
    <style:style style:name="T9" style:family="text">
      <style:text-properties fo:font-variant="normal" fo:text-transform="none" fo:color="#000000" style:font-name="Verdana" fo:font-size="11.25pt" fo:letter-spacing="normal" fo:font-style="normal" style:text-underline-style="none" fo:font-weight="normal" style:font-weight-asian="bold" style:font-weight-complex="bold"/>
    </style:style>
    <style:style style:name="T10" style:family="text">
      <style:text-properties fo:font-variant="normal" fo:text-transform="none" fo:color="#e64320" style:font-name="inherit" fo:font-size="9.75pt" fo:letter-spacing="normal" fo:font-style="normal" fo:background-color="#eff0f1"/>
    </style:style>
    <style:style style:name="T11" style:family="text">
      <style:text-properties fo:font-variant="normal" fo:text-transform="none" fo:color="#303336" style:font-name="inherit" fo:font-size="9.75pt" fo:letter-spacing="normal" fo:font-style="normal" fo:background-color="#eff0f1"/>
    </style:style>
    <style:style style:name="T12" style:family="text">
      <style:text-properties fo:font-variant="normal" fo:text-transform="none" fo:color="#0f74bd" style:font-name="inherit" fo:font-size="9.75pt" fo:letter-spacing="normal" fo:font-style="normal" fo:background-color="#eff0f1"/>
    </style:style>
    <style:style style:name="T13" style:family="text">
      <style:text-properties fo:font-variant="normal" fo:text-transform="none" fo:color="#101094" style:font-name="inherit" fo:font-size="9.75pt" fo:letter-spacing="normal" fo:font-style="normal" fo:background-color="#eff0f1"/>
    </style:style>
    <style:style style:name="T14" style:family="text">
      <style:text-properties style:use-window-font-color="true" style:text-underline-style="solid" style:text-underline-width="auto" style:text-underline-color="font-color" fo:font-weight="bold" fo:background-color="transparent" style:font-weight-asian="bold" style:font-weight-complex="bold"/>
    </style:style>
    <style:style style:name="T15" style:family="text">
      <style:text-properties style:use-window-font-color="true" style:text-underline-style="none" fo:font-weight="bold" style:font-weight-asian="bold" style:font-weight-complex="bold"/>
    </style:style>
    <style:style style:name="T16" style:family="text">
      <style:text-properties fo:background-color="#ff9999"/>
    </style:style>
    <style:style style:name="T17" style:family="text">
      <style:text-properties fo:background-color="#ff3333"/>
    </style:style>
    <style:style style:name="T18" style:family="text">
      <style:text-properties fo:background-color="transparent"/>
    </style:style>
    <style:style style:name="T19" style:family="text">
      <style:text-properties fo:background-color="#ff33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09493856262120002" text:style-name="L1">
        <text:list-item>
          <text:p text:style-name="P12">TODO OVERALL</text:p>
        </text:list-item>
        <text:list-item>
          <text:p text:style-name="P12">TODO PG1</text:p>
        </text:list-item>
        <text:list-item>
          <text:p text:style-name="P12">TODO PG2</text:p>
        </text:list-item>
        <text:list-item>
          <text:p text:style-name="P12">Marble Case</text:p>
        </text:list-item>
        <text:list-item>
          <text:p text:style-name="P12">Marbles</text:p>
        </text:list-item>
        <text:list-item>
          <text:p text:style-name="P12">TODO PG3</text:p>
        </text:list-item>
        <text:list-item>
          <text:p text:style-name="P12">TODO PG4</text:p>
        </text:list-item>
        <text:list-item>
          <text:p text:style-name="P12">TODO Cards</text:p>
        </text:list-item>
        <text:list-item>
          <text:p text:style-name="P12">TODO Carousel</text:p>
        </text:list-item>
        <text:list-item>
          <text:p text:style-name="P12">TODO Admin Area</text:p>
        </text:list-item>
        <text:list-item>
          <text:p text:style-name="P12">TODO Backend</text:p>
        </text:list-item>
        <text:list-item>
          <text:p text:style-name="P12">TODO Host</text:p>
        </text:list-item>
        <text:list-item>
          <text:p text:style-name="P12">TODO Data for cards</text:p>
        </text:list-item>
        <text:list-item>
          <text:p text:style-name="P12">TODO Color CV infomatic like the guy who did the website where you run about</text:p>
        </text:list-item>
        <text:list-item>
          <text:p text:style-name="P12">TODO Size friendly</text:p>
        </text:list-item>
        <text:list-item>
          <text:p text:style-name="P12">TODO Mobile friendly</text:p>
        </text:list-item>
        <text:list-item>
          <text:p text:style-name="P12">TODO Polish Checks</text:p>
        </text:list-item>
        <text:list-item>
          <text:p text:style-name="P12">Links</text:p>
          <text:p text:style-name="P45"/>
        </text:list-item>
        <text:list-item>
          <text:p text:style-name="P45">Design sections</text:p>
        </text:list-item>
      </text:list>
      <text:p text:style-name="P1"/>
      <text:p text:style-name="P1">TODO OVERALL</text:p>
      <text:list xml:id="list7595649507641783347" text:style-name="L2">
        <text:list-item>
          <text:p text:style-name="P65">takes double reset to put camera right place</text:p>
        </text:list-item>
        <text:list-item>
          <text:p text:style-name="P64">tour lightsOff enjoyHint</text:p>
        </text:list-item>
        <text:list-item>
          <text:p text:style-name="P68">jquery ui</text:p>
        </text:list-item>
        <text:list-item>
          <text:p text:style-name="P66">make sweep website list of things to check</text:p>
        </text:list-item>
        <text:list-item>
          <text:p text:style-name="P66">ask alan to check it</text:p>
        </text:list-item>
        <text:list-item>
          <text:p text:style-name="P66">alert on resixe: under construction so resizing may cause some issues currently if done durng website though some of them a caught with resizing code igg you spot some however if you resize and refresh then you may find the site still looks as it would on the device your emulating </text:p>
        </text:list-item>
        <text:list-item>
          <text:p text:style-name="P67">each pagre transistion should have own js and should track an int for page person is on will make resizing easier</text:p>
        </text:list-item>
        <text:list-item>
          <text:p text:style-name="P68">marbles and the template: tech element should have aMarble on div outside img, for example or on img for when looking for value currently have them in different places</text:p>
        </text:list-item>
        <text:list-item>
          <text:p text:style-name="P68">would it be better to have the template have the click functions and template the marble and the card </text:p>
          <text:list>
            <text:list-item>
              <text:p text:style-name="P68">/*not sure if passes event but seems to work onClick="function cardClicked(event){cardToFrontClick(event);}cardClicked();*/</text:p>
            </text:list-item>
            <text:list-item>
              <text:p text:style-name="P68">/* &lt;div class="pg2Text higher" onClick="function runHi(){alert('beforeHi');hi();alert('afterHi');}runHi();"&gt;&lt;div class="bottomAlignBox"&gt;&lt;div &gt;What I Can Do&lt;/div&gt;&lt;div&gt; <text:s text:c="3"/>*/</text:p>
            </text:list-item>
            <text:list-item>
              <text:p text:style-name="P68">function hi(){alert('Hi!');}</text:p>
            </text:list-item>
            <text:list-item>
              <text:p text:style-name="P95"><text:span text:style-name="Source_20_Text"><text:span text:style-name="T10">onclick</text:span></text:span><text:span text:style-name="Source_20_Text"><text:span text:style-name="T11">=</text:span></text:span><text:span text:style-name="Source_20_Text"><text:span text:style-name="T12">"</text:span></text:span><text:span text:style-name="Source_20_Text"><text:span text:style-name="T11">dosomething(</text:span></text:span><text:span text:style-name="Source_20_Text"><text:span text:style-name="T13">this</text:span></text:span><text:span text:style-name="Source_20_Text"><text:span text:style-name="T11">.value)</text:span></text:span><text:span text:style-name="Source_20_Text"><text:span text:style-name="T12">"</text:span></text:span></text:p>
            </text:list-item>
            <text:list-item>
              <text:p text:style-name="P68"/>
            </text:list-item>
          </text:list>
          <text:p text:style-name="P73"/>
        </text:list-item>
        <text:list-item>
          <text:p text:style-name="P68">investigate if my clicks doubling up are the marbles getting delegated severa copies same code</text:p>
        </text:list-item>
        <text:list-item>
          <text:p text:style-name="P68">often using classes just for names can i use name insted etc</text:p>
        </text:list-item>
        <text:list-item>
          <text:p text:style-name="P68">througout have had to make containers that are made to the ratio of the card so the card can <text:soft-page-break/>grow to fit it proportionaltey. Maybe i can make it so based only on one dimension but height or width? I ado answred this</text:p>
        </text:list-item>
        <text:list-item>
          <text:p text:style-name="P74">glass effect if go on to chrome add on for selecting components it glows when hover over and looks like how i want it</text:p>
          <text:p text:style-name="P74"/>
        </text:list-item>
        <text:list-item>
          <text:p text:style-name="P68">grey till load makes less sense now that the first page isnt grey</text:p>
        </text:list-item>
        <text:list-item>
          <text:p text:style-name="P68">use this on something else</text:p>
          <text:list>
            <text:list-item>
              <text:p text:style-name="P68"><text:a xlink:type="simple" xlink:href="https://xbsoftware.com/demos/enjoyhint/#!/issues/home:show=all:status=open:tag=" text:style-name="Internet_20_link" text:visited-style-name="Visited_20_Internet_20_Link">https://xbsoftware.com/demos/enjoyhint/#!/issues/home:show=all:status=open:tag=</text:a> </text:p>
            </text:list-item>
          </text:list>
        </text:list-item>
        <text:list-item>
          <text:p text:style-name="P75">buttons = ensure all clickables have a hover event – a white glow maybe inner and out box shadow might do, so can use same effect on each element dispite differences</text:p>
          <text:list>
            <text:list-item>
              <text:p text:style-name="P75">needs to be correlation between clickables all have a shadow, glow, ...</text:p>
            </text:list-item>
            <text:list-item>
              <text:p text:style-name="P68"><text:a xlink:type="simple" xlink:href="https://css-tricks.com/almanac/selectors/a/active/" text:style-name="Internet_20_link" text:visited-style-name="Visited_20_Internet_20_Link"><text:span text:style-name="T17">https://css-tricks.com/almanac/selectors/a/active/</text:span></text:a><text:span text:style-name="T17"> </text:span></text:p>
            </text:list-item>
            <text:list-item>
              <text:p text:style-name="P75">maybe matching outline</text:p>
            </text:list-item>
            <text:list-item>
              <text:p text:style-name="P75">when drag the magnifier should shine or change colour so not just the dragging show it is active or another drop shadow – it could drop the shadow when hovered and pressed</text:p>
            </text:list-item>
            <text:list-item>
              <text:p text:style-name="P75">i dont use blue maybe this could be reserved for actions/buttons</text:p>
            </text:list-item>
          </text:list>
        </text:list-item>
        <text:list-item>
          <text:p text:style-name="P68">utils px to percent etc etc use it few places</text:p>
        </text:list-item>
        <text:list-item>
          <text:p text:style-name="P77"/>
        </text:list-item>
        <text:list-item>
          <text:p text:style-name="P78">set mobile view as just my cv – or my other site i made</text:p>
        </text:list-item>
        <text:list-item>
          <text:p text:style-name="P68">set function for retaining your coord but changing parent</text:p>
        </text:list-item>
        <text:list-item>
          <text:p text:style-name="P77">one resizing .js that tracks what page on </text:p>
        </text:list-item>
        <text:list-item>
          <text:p text:style-name="P25">css is doubled in places makign hard to fix</text:p>
        </text:list-item>
        <text:list-item>
          <text:p text:style-name="P68">better quality images for marbles – slight white transparency</text:p>
        </text:list-item>
        <text:list-item>
          <text:p text:style-name="P27">data for cards</text:p>
          <text:p text:style-name="P50"/>
        </text:list-item>
        <text:list-item>
          <text:p text:style-name="P29"/>
        </text:list-item>
        <text:list-item>
          <text:p text:style-name="P13">global vars utils</text:p>
        </text:list-item>
        <text:list-item>
          <text:p text:style-name="P13">utils const for marbles</text:p>
        </text:list-item>
        <text:list-item>
          <text:p text:style-name="P13"/>
        </text:list-item>
        <text:list-item>
          <text:p text:style-name="P13">need give balls momentum so keep going few steps like phone drag scroll</text:p>
        </text:list-item>
        <text:list-item>
          <text:p text:style-name="P13">interspace little bits of text about me, maybe humorous</text:p>
        </text:list-item>
        <text:list-item>
          <text:p text:style-name="P34">marble look fish bowl need jq library</text:p>
        </text:list-item>
        <text:list-item>
          <text:p text:style-name="P53">generate marbles from list technologies</text:p>
          <text:list>
            <text:list-item>
              <text:p text:style-name="P53">use template </text:p>
            </text:list-item>
            <text:list-item>
              <text:p text:style-name="P53">make it so can spin the image instead of div</text:p>
            </text:list-item>
            <text:list-item>
              <text:p text:style-name="P53">redo anims so dont need as much html</text:p>
            </text:list-item>
            <text:list-item>
              <text:p text:style-name="P53">anims own js file</text:p>
            </text:list-item>
          </text:list>
        </text:list-item>
        <text:list-item>
          <text:p text:style-name="P53">make one set function for calculating lines – improve and keep code in one file – adjust for no scroll bars</text:p>
        </text:list-item>
        <text:list-item>
          <text:p text:style-name="P53">later a code pen and youtube on line equation</text:p>
        </text:list-item>
        <text:list-item>
          <text:p text:style-name="P53">move learning code folder into different drive for space</text:p>
        </text:list-item>
        <text:list-item>
          <text:p text:style-name="P53">lots scoping issues especially var and let and some issues with this and delays</text:p>
        </text:list-item>
        <text:list-item>
          <text:p text:style-name="P53">rewrite gradline equation, does it need to be several equations or built in, most things are placed based on top left, so should everything do that then be adjusted, would mean i can use offset </text:p>
        </text:list-item>
      </text:list>
      <text:p text:style-name="P9"/>
      <text:p text:style-name="P2"/>
      <text:p text:style-name="P1">TODO PG1 – abbandonned buisness card look so does this page make sense?</text:p>
      <text:p text:style-name="P1"/>
      <text:list xml:id="list4322221662379948981" text:style-name="L3">
        <text:list-item>
          <text:p text:style-name="P51"><text:soft-page-break/>remove mailto as get your email scrapped – of link to tother site then will be locked in that so maybe just copy it – or just new tab and alert telling them its my other site</text:p>
        </text:list-item>
        <text:list-item>
          <text:p text:style-name="P51">the anchors take up space and so cause corner icons to be in wrong place</text:p>
        </text:list-item>
      </text:list>
      <text:p text:style-name="P7"/>
      <text:list xml:id="list31485356" text:continue-numbering="true" text:style-name="L3">
        <text:list-item>
          <text:p text:style-name="P14">controlling writing size and ball rolling in right place and always leave the page properly – think its issue is it being part of the pg1 div maybe do it as part of the body</text:p>
          <text:p text:style-name="P30"/>
        </text:list-item>
        <text:list-item>
          <text:p text:style-name="P14">tab initialise marbles on pg3 maybe should be a start js for intialising the website</text:p>
          <text:p text:style-name="P30"/>
        </text:list-item>
        <text:list-item>
          <text:p text:style-name="P14">The glasses go wonky because when mouse moves off get the hover offaction despite disabling hover, so try setting the angle and a inline style attribut with .css() this interfears with hover trying to set it – dirty solve maybe</text:p>
        </text:list-item>
        <text:list-item>
          <text:p text:style-name="P14">use the code used elsewhere with marbles to get glasses to animaate to lowcation better</text:p>
        </text:list-item>
      </text:list>
      <text:p text:style-name="Standard"/>
      <text:p text:style-name="P1">TODO PG2</text:p>
      <text:list xml:id="list8484232044337738546" text:style-name="L4">
        <text:list-item>
          <text:p text:style-name="P52">example card has a kind of own version of show singleCard that needs a do thise before, then this after kind of code see how it is coded in card.js file</text:p>
          <text:list>
            <text:list-item>
              <text:p text:style-name="P52">it has an animation within its click to close click function, so the animation would have to be added to this somehow, and the rest of the timeout contents replaced with card to front click</text:p>
            </text:list-item>
            <text:list-item>
              <text:p text:style-name="P52">as this elegant;y says can we animate card coming out of line to stream and end in singke card view</text:p>
            </text:list-item>
          </text:list>
          <text:p text:style-name="P35"/>
        </text:list-item>
        <text:list-item>
          <text:p text:style-name="P35"><text:span text:style-name="T17">when bring up first card if you click in a space over a clickable element it stops the page going to next page –</text:span> might be easy may just be no click propogation</text:p>
        </text:list-item>
        <text:list-item>
          <text:p text:style-name="P35">click anywhere not suppost to to get drop shadow, </text:p>
          <text:list>
            <text:list-item>
              <text:p text:style-name="P35">so anything without a click without propagation causes drop shadow on the clickables</text:p>
            </text:list-item>
          </text:list>
        </text:list-item>
        <text:list-item>
          <text:p text:style-name="P35">click arrows triggers draw or card or just the affordance collor to appear</text:p>
        </text:list-item>
        <text:list-item>
          <text:p text:style-name="P35">make arrow look engraved as then will look like an <text:s/>unclickable element</text:p>
        </text:list-item>
        <text:list-item>
          <text:p text:style-name="P28">change text pg2</text:p>
        </text:list-item>
        <text:list-item>
          <text:p text:style-name="P35">so any proportion wont make text go out top. Need turn and shrink div so doesnt overlap the top edge and put the text off it</text:p>
        </text:list-item>
        <text:list-item>
          <text:p text:style-name="P35">to stop occassional errors maybe this original_x =element.getBoundingClientRect().right; is better than lefts – this to do with carousel</text:p>
        </text:list-item>
        <text:list-item>
          <text:p text:style-name="P35">reuse instead of replicate drawer code for animation of drawer</text:p>
        </text:list-item>
        <text:list-item>
          <text:p text:style-name="P35">top arrow click to release, ball bottom to open case a little</text:p>
        </text:list-item>
        <text:list-item>
          <text:p text:style-name="P35">needs to be clear balls travel down the lines and that card stopping maybe need to see animate into place and maybe need to see it roll down partway and stop – maybe lighter color and dark so looks like it has a top edge</text:p>
        </text:list-item>
        <text:list-item>
          <text:p text:style-name="P31">max draw pull not go all the way to the marble no further</text:p>
        </text:list-item>
        <text:list-item>
          <text:p text:style-name="P38">example card make text fit</text:p>
        </text:list-item>
      </text:list>
      <text:p text:style-name="P7"/>
      <text:list xml:id="list31483898" text:continue-numbering="true" text:style-name="L4">
        <text:list-item>
          <text:p text:style-name="P69">the card press makes the glass case not work – unlikely to be pressed after the card</text:p>
          <text:p text:style-name="P69"/>
        </text:list-item>
        <text:list-item>
          <text:p text:style-name="P76"/>
        </text:list-item>
      </text:list>
      <text:p text:style-name="P1"/>
      <text:p text:style-name="P1"/>
      <text:p text:style-name="P1">Marble Case</text:p>
      <text:list xml:id="list2847433233528295862" text:style-name="L5">
        <text:list-item>
          <text:p text:style-name="P54">the top glass edge is not infront of the marbles – blend mode overcomes this could look into it mix-blend-mode</text:p>
        </text:list-item>
        <text:list-item>
          <text:p text:style-name="P15"><text:soft-page-break/>Marbles touching</text:p>
        </text:list-item>
        <text:list-item>
          <text:p text:style-name="P15"><text:s text:c="6"/>Marbles columns alternatively half marble height up</text:p>
        </text:list-item>
        <text:list-item>
          <text:p text:style-name="P15"><text:tab/>No gaps between marbles</text:p>
        </text:list-item>
        <text:list-item>
          <text:p text:style-name="P15"><text:s text:c="5"/>Think i need to set the break points</text:p>
        </text:list-item>
        <text:list-item>
          <text:p text:style-name="P15">I could use fluid containter with invisible balls attached to bottom second “column”</text:p>
        </text:list-item>
        <text:list-item>
          <text:p text:style-name="P15">and inline block so they go around it</text:p>
        </text:list-item>
        <text:list-item>
          <text:p text:style-name="P15">Or i could use columns with alternate alignment top and bottom that are </text:p>
        </text:list-item>
        <text:list-item>
          <text:p text:style-name="P15">The height of the the balls within plus half a ball</text:p>
          <text:p text:style-name="P15"/>
        </text:list-item>
        <text:list-item>
          <text:p text:style-name="P15">Alternatively find the ball with position that would make it bottom of the container and one marble in and give it a bottom margin of half a ball. Or put an object there that doesn't move</text:p>
          <text:p text:style-name="P15"/>
        </text:list-item>
        <text:list-item>
          <text:p text:style-name="P15">No overflow for the balls that wont fit in the container </text:p>
          <text:p text:style-name="P15"/>
        </text:list-item>
        <text:list-item>
          <text:p text:style-name="P15">Or if i put a col row on its side ??</text:p>
        </text:list-item>
        <text:list-item>
          <text:p text:style-name="P15">id, value or name marbles someway</text:p>
        </text:list-item>
        <text:list-item>
          <text:p text:style-name="P32">my marble should be a link</text:p>
        </text:list-item>
        <text:list-item>
          <text:p text:style-name="P15">all marble classes repeat each other </text:p>
        </text:list-item>
      </text:list>
      <text:p text:style-name="P4"/>
      <text:p text:style-name="P1">Marbles </text:p>
      <text:list xml:id="list1781269901158910706" text:style-name="L6">
        <text:list-item>
          <text:p text:style-name="P43">populate marble case from backend</text:p>
        </text:list-item>
        <text:list-item>
          <text:p text:style-name="P43">maybe use templates</text:p>
        </text:list-item>
        <text:list-item>
          <text:p text:style-name="P43">as one of each maybe use ids</text:p>
        </text:list-item>
        <text:list-item>
          <text:p text:style-name="P43">mix blend mode look up for making whites of marbles transparent</text:p>
        </text:list-item>
        <text:list-item>
          <text:p text:style-name="P43">plan when and what use marbleImg for marbleGlassEffect and aMarble</text:p>
        </text:list-item>
        <text:list-item>
          <text:p text:style-name="P43">remove X Y divs on my marble</text:p>
        </text:list-item>
        <text:list-item>
          <text:p text:style-name="P55"><text:a xlink:type="simple" xlink:href="https://www.sitepoint.com/css3-transform-background-image/" text:style-name="Internet_20_link" text:visited-style-name="Visited_20_Internet_20_Link"><text:span text:style-name="T18">https://www.sitepoint.com/css3-transform-background-image/</text:span></text:a><text:span text:style-name="T14"> make image spin not the marble so that the shine and the roundness is stationary but image turns</text:span></text:p>
        </text:list-item>
        <text:list-item>
          <text:p text:style-name="P56"><text:span text:style-name="T8">forwar</text:span><text:span text:style-name="T9">ds</text:span><text:span text:style-name="T15"> <text:s/>add tforwards to css anims so dont lose their rotation ... dont think it will work because im adding and removing the animations maybe instead id have to just keep adding the class have to last a certain time or remember their last value and pass it to image <text:s/>-- maybe by using play state running and paused instead</text:span></text:p>
        </text:list-item>
      </text:list>
      <text:p text:style-name="P8"/>
      <text:p text:style-name="P1"/>
      <text:p text:style-name="P1">TODO PG3</text:p>
      <text:list xml:id="list6349835635998562037" text:style-name="RTF_5f_Num_20_2">
        <text:list-header>
          <text:p text:style-name="P80"/>
          <text:p text:style-name="P89"/>
          <text:p text:style-name="P90"/>
          <text:p text:style-name="P81"/>
        </text:list-header>
        <text:list-item>
          <text:p text:style-name="P80">would be better if ejs used the template to make the cards</text:p>
        </text:list-item>
        <text:list-item>
          <text:p text:style-name="P82">marbles not actually rolling s in rotating</text:p>
          <text:p text:style-name="P80"/>
        </text:list-item>
        <text:list-item>
          <text:p text:style-name="P83">make magnifier magnify</text:p>
        </text:list-item>
        <text:list-item>
          <text:p text:style-name="P84">make magnifier fat</text:p>
        </text:list-item>
        <text:list-item>
          <text:p text:style-name="P80">why am i using rows and columns</text:p>
        </text:list-item>
        <text:list-item>
          <text:p text:style-name="P80">magnifier now not working nicely i think this maybe because all code slowed by jquery</text:p>
        </text:list-item>
        <text:list-item>
          <text:p text:style-name="P80">as magnifier turns it magnifies right card then middles then left left middle right</text:p>
        </text:list-item>
        <text:list-item>
          <text:p text:style-name="P80">is it possible to make handle better synced with marbles so always points at front one</text:p>
        </text:list-item>
        <text:list-item>
          <text:p text:style-name="P85"><text:s/>it also pushes the marbles off the top and a card pokes out the right</text:p>
        </text:list-item>
        <text:list-item>
          <text:p text:style-name="P86">magnifier image replace</text:p>
        </text:list-item>
        <text:list-item>
          <text:p text:style-name="P87">pad the cards in a little and then make them tuck behind the page background and border of the shape so <text:soft-page-break/>tucked in – cant think of a way of doing it</text:p>
        </text:list-item>
        <text:list-item>
          <text:p text:style-name="P87">trapezoid velvet red things that look like tabs that hold the cards in </text:p>
          <text:p text:style-name="P87"/>
        </text:list-item>
      </text:list>
      <text:p text:style-name="P1"/>
      <text:p text:style-name="P1">TODO PG4</text:p>
      <text:list xml:id="list9209312251117845251" text:style-name="L7">
        <text:list-header>
          <text:p text:style-name="P16"/>
        </text:list-header>
        <text:list-item>
          <text:p text:style-name="P46"><text:a xlink:type="simple" xlink:href="https://www.w3schools.com/tags/tag_template.asp" text:style-name="Internet_20_link" text:visited-style-name="Visited_20_Internet_20_Link">https://www.w3schools.com/tags/tag_template.asp</text:a><text:span text:style-name="T1"> <text:s/>- could some of pg4 be a template and </text:span><text:span text:style-name="T1">pg1 be a template what would the advantage be</text:span></text:p>
        </text:list-item>
        <text:list-item>
          <text:p text:style-name="P39">pg4 card containers based in someway on screen size </text:p>
        </text:list-item>
        <text:list-item>
          <text:p text:style-name="P36">resize code needs to regenerate marbles on the line but the code maybe used to initialise the page aswell, the existing code for generating on a line need updating from similar functions</text:p>
        </text:list-item>
      </text:list>
      <text:p text:style-name="P3"/>
      <text:p text:style-name="P1">TODO Cards – make them all template generated!! with incline aCard click function</text:p>
      <text:list xml:id="list6870674937210718780" text:style-name="L8">
        <text:list-header>
          <text:p text:style-name="P17"/>
        </text:list-header>
        <text:list-item>
          <text:p text:style-name="P70">aCard needs to come with reference to own function for when it is made</text:p>
          <text:list>
            <text:list-item>
              <text:p text:style-name="P70">so does aMarble – not sure</text:p>
            </text:list-item>
          </text:list>
          <text:p text:style-name="P79"/>
        </text:list-item>
        <text:list-item>
          <text:p text:style-name="P79"/>
        </text:list-item>
      </text:list>
      <text:p text:style-name="P11"/>
      <text:list xml:id="list31459689" text:continue-numbering="true" text:style-name="L8">
        <text:list-item>
          <text:p text:style-name="P70">a card click code repeated from page clickable cards to dynamically made use function to apply function singleCardDisplayOnClick(search){}$(search).find(".aCard").on('click', OR... ... also true for pg4</text:p>
          <text:list>
            <text:list-item>
              <text:p text:style-name="P70">reference in the html of aCard its click function so when dynamically created it still has its click functionality, or research live() if that doesnt work</text:p>
            </text:list-item>
          </text:list>
        </text:list-item>
        <text:list-item>
          <text:p text:style-name="P57"><text:span text:style-name="T2">ribbon slight right shadow, maybe with angle so bigger top than bottom -</text:span><text:span text:style-name="T1"> </text:span></text:p>
          <text:list>
            <text:list-item>
              <text:p text:style-name="P57"><text:a xlink:type="simple" xlink:href="https://codepen.io/phy5prt/pen/ZgqdLr" text:style-name="Internet_20_link" text:visited-style-name="Visited_20_Internet_20_Link"><text:span text:style-name="T19">https://codepen.io/phy5prt/pen/ZgqdLr</text:span></text:a><text:span text:style-name="T19"> </text:span></text:p>
            </text:list-item>
            <text:list-item>
              <text:p text:style-name="P58">also ribbon slight in side shadow</text:p>
            </text:list-item>
            <text:list-item>
              <text:p text:style-name="P59">give ribbon texture</text:p>
            </text:list-item>
            <text:list-item>
              <text:p text:style-name="P58">ive tried giving the ribbon second linear gradient with the blue, grey with alpha transparent gray but the border which is ribbbon end not work</text:p>
            </text:list-item>
            <text:list-item>
              <text:p text:style-name="P58">ive also tried inset and outset box shadow, it work but same problem with bottom ribbon</text:p>
            </text:list-item>
          </text:list>
        </text:list-item>
        <text:list-item>
          <text:p text:style-name="P57">carousel load time puts elements in wrong place, to see error change .cloud9-item{} to have background color red</text:p>
        </text:list-item>
      </text:list>
      <text:p text:style-name="Standard"/>
      <text:list xml:id="list31459350" text:continue-numbering="true" text:style-name="L8">
        <text:list-item>
          <text:p text:style-name="P17">reread the ways of making a transparent internal line it was a css trick if could do it around the border could get transparent gap between shadow and card currently using second white shadow to acheive this</text:p>
        </text:list-item>
      </text:list>
      <text:p text:style-name="P6"/>
      <text:list xml:id="list31483748" text:continue-numbering="true" text:style-name="L8">
        <text:list-item>
          <text:p text:style-name="P17"/>
        </text:list-item>
        <text:list-item>
          <text:p text:style-name="P37">make the containers for card based on viewport</text:p>
        </text:list-item>
        <text:list-item>
          <text:p text:style-name="P57"><text:a xlink:type="simple" xlink:href="https://www.geeksforgeeks.org/maintain-the-aspect-ratio-of-a-div-with-css/" text:style-name="Internet_20_link" text:visited-style-name="Visited_20_Internet_20_Link"><text:span text:style-name="T4">https://www.geeksforgeeks.org/maintain-the-aspect-ratio-of-a-div-with-css/</text:span></text:a><text:span text:style-name="T4"> </text:span></text:p>
        </text:list-item>
      </text:list>
      <text:list xml:id="list5631374123737124879" text:style-name="L9">
        <text:list-item>
          <text:p text:style-name="P18"><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40">my special CV card the first card should also put in github CV location a color infomatic, open in second tab so website not lost – or just a card about me</text:p>
          <text:list>
            <text:list-item>
              <text:p text:style-name="P40">or some clearer links to cv</text:p>
            </text:list-item>
            <text:list-item>
              <text:p text:style-name="P40">hover bubbles explaining corner links</text:p>
            </text:list-item>
          </text:list>
        </text:list-item>
        <text:list-item>
          <text:p text:style-name="P44"><text:a xlink:type="simple" xlink:href="https://www.w3schools.com/howto/howto_css_flip_image.asp" text:style-name="Internet_20_link" text:visited-style-name="Visited_20_Internet_20_Link"><text:span text:style-name="T3">https://www.w3schools.com/howto/howto_css_flip_image.asp</text:span></text:a><text:span text:style-name="T3"> </text:span></text:p>
        </text:list-item>
        <text:list-item>
          <text:p text:style-name="P18">inset shadows on image box or writing box?</text:p>
        </text:list-item>
        <text:list-item>
          <text:p text:style-name="P18">3d art on back</text:p>
        </text:list-item>
        <text:list-item>
          <text:p text:style-name="P91">try cards having marbles 3d shadow colours see looks good</text:p>
        </text:list-item>
        <text:list-item>
          <text:p text:style-name="P91"><text:soft-page-break/>put a div in the cards for the box shadows</text:p>
          <text:p text:style-name="P44"/>
        </text:list-item>
      </text:list>
      <text:p text:style-name="P1"/>
      <text:p text:style-name="P1">TODO Carousel</text:p>
      <text:list xml:id="list3879944126099226948" text:style-name="L10">
        <text:list-header>
          <text:p text:style-name="P71"/>
        </text:list-header>
        <text:list-item>
          <text:p text:style-name="P19">multiple clicks moves origin right</text:p>
          <text:p text:style-name="P26"/>
        </text:list-item>
        <text:list-item>
          <text:p text:style-name="P19">use promise when generating so only shows you it when its allready so dont end up seeing the red spaces before cards resized – currently dont see because cloud-9 item transparent but if give background red will see it</text:p>
        </text:list-item>
        <text:list-item>
          <text:p text:style-name="P71">slightTimeout so see carasel turn then it pops up the card single view – didnt work first time gonna leave it</text:p>
        </text:list-item>
        <text:list-item>
          <text:p text:style-name="P19">move, 'finds' and 'queryselectors' out of carousel functions</text:p>
        </text:list-item>
        <text:list-item>
          <text:p text:style-name="P19">using display hidden which is bad but visibility didnt apply to i think the showcase elements (not sure at what level but is a overflow visibility important)</text:p>
        </text:list-item>
        <text:list-item>
          <text:p text:style-name="P33">arrows are moving the screen hopefully will be fixed with no scrol</text:p>
          <text:p text:style-name="P19"/>
        </text:list-item>
        <text:list-item>
          <text:p text:style-name="P19">carousel title has image of the tech its displaying next to it eg if unity the unity logo next to it</text:p>
        </text:list-item>
        <text:list-item>
          <text:p text:style-name="P19">leave button a box of cards?</text:p>
        </text:list-item>
        <text:list-item>
          <text:p text:style-name="P20">find out how to order a selected set of cards by the value in the array element they have been selected for</text:p>
        </text:list-item>
        <text:list-item>
          <text:p text:style-name="P62"><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p text:style-name="P60"/>
        </text:list-item>
        <text:list-item>
          <text:p text:style-name="P92">fixed draw but not properly just moved carousel section to bottom which i think effects code execution order would be good to fix properly</text:p>
        </text:list-item>
        <text:list-item>
          <text:p text:style-name="P93">carousell needs to be brighter more fun <text:s/>- like when use the bug icons on chrome tools</text:p>
        </text:list-item>
        <text:list-item>
          <text:p text:style-name="P94"/>
        </text:list-item>
      </text:list>
      <text:p text:style-name="P1"/>
      <text:p text:style-name="P1">TODO Admin Area</text:p>
      <text:list xml:id="list3903858931559991335" text:style-name="L11">
        <text:list-item>
          <text:p text:style-name="P21">Admin carousell enable to alter and input cards info </text:p>
        </text:list-item>
      </text:list>
      <text:p text:style-name="P1"/>
      <text:p text:style-name="P1">TODO Backend</text:p>
      <text:list xml:id="list6366795569921856273" text:style-name="L12">
        <text:list-item>
          <text:p text:style-name="P47"/>
        </text:list-item>
      </text:list>
      <text:p text:style-name="P1"/>
      <text:p text:style-name="P1">TODO Host</text:p>
      <text:list xml:id="list3884225069337089523" text:style-name="L13">
        <text:list-item>
          <text:p text:style-name="P42">heroku</text:p>
        </text:list-item>
        <text:list-item>
          <text:p text:style-name="P72">aws later</text:p>
        </text:list-item>
        <text:list-item>
          <text:p text:style-name="P72">own domain name</text:p>
        </text:list-item>
      </text:list>
      <text:p text:style-name="P10"/>
      <text:p text:style-name="P1">TODO Data for cards</text:p>
      <text:p text:style-name="P1"/>
      <text:p text:style-name="P1">TODO Color informatic</text:p>
      <text:p text:style-name="P1"/>
      <text:list xml:id="list1535776511047595404" text:style-name="L14">
        <text:list-item>
          <text:p text:style-name="P48"><text:a xlink:type="simple" xlink:href="https://startbootstrap.com/guides/how-to-create-a-website-with-github-pages/" text:style-name="Internet_20_link" text:visited-style-name="Visited_20_Internet_20_Link"><text:span text:style-name="T16">https://startbootstrap.com/guides/how-to-create-a-website-with-github-pages/</text:span></text:a><text:span text:style-name="T16"> </text:span></text:p>
        </text:list-item>
        <text:list-item>
          <text:p text:style-name="P41">Or make a pdf, something thats just an image</text:p>
        </text:list-item>
        <text:list-item>
          <text:p text:style-name="P41">Downloadable nice colour resume and more traditional—rleonardi.com</text:p>
        </text:list-item>
        <text:list-item>
          <text:p text:style-name="P41">update cv to include website while at it</text:p>
        </text:list-item>
      </text:list>
      <text:p text:style-name="P5"/>
      <text:p text:style-name="P4"><text:soft-page-break/></text:p>
      <text:p text:style-name="P1">TODO Size friendly</text:p>
      <text:p text:style-name="P1"/>
      <text:p text:style-name="P1">TODO Mobile friendly</text:p>
      <text:list xml:id="list7148538693837645172" text:style-name="L15">
        <text:list-item>
          <text:p text:style-name="P22">short term just go to colour resume or cv or that other site i made</text:p>
        </text:list-item>
        <text:list-item>
          <text:p text:style-name="P22">could be my mvc project – try make as templatey as pos with lots plugins fir contrast</text:p>
        </text:list-item>
      </text:list>
      <text:p text:style-name="P1"/>
      <text:p text:style-name="P1">TODO Polish Checks</text:p>
      <text:list xml:id="list5914841098690753322" text:style-name="L16">
        <text:list-item>
          <text:p text:style-name="P23">check using only 2-3 fonts</text:p>
        </text:list-item>
        <text:list-item>
          <text:p text:style-name="P23">refactor css using style guide</text:p>
        </text:list-item>
        <text:list-item>
          <text:p text:style-name="P23">refacter using linters</text:p>
        </text:list-item>
        <text:list-item>
          <text:p text:style-name="P23">standardize naming</text:p>
        </text:list-item>
        <text:list-item>
          <text:p text:style-name="P23">write website documentation</text:p>
        </text:list-item>
        <text:list-item>
          <text:p text:style-name="P23">affordance shakes on interactable objects</text:p>
        </text:list-item>
        <text:list-item>
          <text:p text:style-name="P23">indication number of pages</text:p>
        </text:list-item>
        <text:list-item>
          <text:p text:style-name="P23">lets insted of vars</text:p>
        </text:list-item>
        <text:list-item>
          <text:p text:style-name="P23">backend remembers progress so when refresh website not messed up – would also have allowed just to get and rerender site per change though this may have been wasteful</text:p>
        </text:list-item>
        <text:list-item>
          <text:p text:style-name="P23">make z-index's sensible</text:p>
          <text:p text:style-name="P23"/>
        </text:list-item>
      </text:list>
      <text:p text:style-name="P4"/>
      <text:p text:style-name="P1"/>
      <text:p text:style-name="P1"/>
      <text:p text:style-name="P1"/>
      <text:p text:style-name="P1">Reflection</text:p>
      <text:list xml:id="list3116283602326772225" text:style-name="L17">
        <text:list-item>
          <text:p text:style-name="P24">create list good practice questions and ask someone who knows to find out what i should of done</text:p>
        </text:list-item>
        <text:list-item>
          <text:p text:style-name="P24">turn comments into things to look up and things to remember like .find only looks at children and wont return the element it is on</text:p>
        </text:list-item>
        <text:list-item>
          <text:p text:style-name="P63"><text:span text:style-name="T1">I tried to reinvent the wheel unique design but actually something like this using templates </text:span><text:span text:style-name="T1">plugins etc faster better - </text:span><text:a xlink:type="simple" xlink:href="http://timothyhoang.net/" text:style-name="Internet_20_link" text:visited-style-name="Visited_20_Internet_20_Link">http://timothyhoang.net/</text:a><text:span text:style-name="T1"> its .dev now</text:span></text:p>
        </text:list-item>
        <text:list-item>
          <text:p text:style-name="P24">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24">remake the cards pure css with or without bootstrap rather than using jquery to resize via scale</text:p>
        </text:list-item>
        <text:list-item>
          <text:p text:style-name="P24">bootstrap vs non bootstrap</text:p>
        </text:list-item>
      </text:list>
      <table:table table:name="Table1" table:style-name="Table1">
        <table:table-column table:style-name="Table1.A"/>
        <table:table-header-rows>
          <table:table-row>
            <table:table-cell table:style-name="Table1.A1" office:value-type="string">
              <text:p text:style-name="Table_20_Contents"/>
              <text:p text:style-name="Table_20_Contents"/>
              <text:p text:style-name="Table_20_Contents"/>
            </table:table-cell>
          </table:table-row>
        </table:table-header-rows>
      </table:table>
      <text:list xml:id="list31484649" text:continue-numbering="true" text:style-name="L17">
        <text:list-item>
          <text:p text:style-name="P24"/>
        </text:list-item>
        <text:list-item>
          <text:p text:style-name="P24">stretch item bootstrap flexbox instead of my jquery stretching code to get cards right size</text:p>
        </text:list-item>
        <text:list-item>
          <text:p text:style-name="P24">retcon a design document each element would have been better if planned from the start so maybe like the glass case if html had the layers clever so the case is clickable except the marbles except the marbles</text:p>
          <text:p text:style-name="P24"/>
        </text:list-item>
      </text:list>
      <text:p text:style-name="P1">Links</text:p>
      <text:p text:style-name="P1"/>
      <text:list xml:id="list31465929" text:continue-list="list6349835635998562037" text:style-name="RTF_5f_Num_20_2">
        <text:list-item>
          <text:p text:style-name="P88"><text:a xlink:type="simple" xlink:href="https://getbootstrap.com/docs/4.3/utilities/flex/" text:style-name="Internet_20_link" text:visited-style-name="Visited_20_Internet_20_Link">https://getbootstrap.com/docs/4.3/utilities/flex/</text:a> </text:p>
        </text:list-item>
      </text:list>
      <text:p text:style-name="P1"/>
      <text:p text:style-name="P1"><text:soft-page-break/>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text:a xlink:type="simple" xlink:href="https://d/" text:style-name="Internet_20_link" text:visited-style-name="Visited_20_Internet_20_Link">https://d</text:a></text:p>
      <text:p text:style-name="P1">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oft-page-break/><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1459305" text:continue-list="list3879944126099226948" text:style-name="L10">
        <text:list-item>
          <text:p text:style-name="P19"><text:a xlink:type="simple" xlink:href="https://stackoverflow.com/questions/49241513/using-html-template-and-jquery-clone-to-add-new-panels-onto-div" text:style-name="Internet_20_link" text:visited-style-name="Visited_20_Internet_20_Link">https://stackoverflow.com/questions/49241513/using-html-template-and-jquery-clone-to-</text:a><text:a xlink:type="simple" xlink:href="https://stackoverflow.com/questions/49241513/using-html-template-and-jquery-clone-to-add-new-panels-onto-div" text:style-name="Internet_20_link" text:visited-style-name="Visited_20_Internet_20_Link">add-new-panels-onto-div</text:a> </text:p>
        </text:list-item>
        <text:list-item>
          <text:p text:style-name="P61"><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61"><text:span text:style-name="T1">research what this is </text:span><text:span text:style-name="T7"> </text:span><text:span text:style-name="T5">type: </text:span><text:span text:style-name="T6">text/ejs</text:span><text:span text:style-name="T1"> done just for inline code like not using shortcut &lt;%%&gt;</text:span></text:p>
        </text:list-item>
        <text:list-item>
          <text:p text:style-name="P19">can ejs do what moustache does in js file – unsure can use both</text:p>
        </text:list-item>
        <text:list-item>
          <text:p text:style-name="P61"><text:span text:style-name="T1">moustache to insert into template -</text:span><text:span text:style-name="T4"> </text:span><text:a xlink:type="simple" xlink:href="https://www.codereadability.com/constructing-html-with-templates/" text:style-name="Internet_20_link" text:visited-style-name="Visited_20_Internet_20_Link">https://www.codereadability.com/constructing-html-with-</text:a><text:a xlink:type="simple" xlink:href="https://www.codereadability.com/constructing-html-with-templates/" text:style-name="Internet_20_link" text:visited-style-name="Visited_20_Internet_20_Link">templates/</text:a> </text:p>
        </text:list-item>
        <text:list-item>
          <text:p text:style-name="P49"><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1" svg:font-family="Consolas, 'Lucida Console', 'Courier New', monospace"/>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inherit" svg:font-family="inherit"/>
    <style:font-face style:name="sans-serif" svg:font-family="sans-serif, 'Trebuchet MS', Verdana, Helvetica, Aria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14H9M43S</meta:editing-duration>
    <meta:editing-cycles>170</meta:editing-cycles>
    <meta:generator>OpenOffice/4.1.6$Win32 OpenOffice.org_project/416m1$Build-9790</meta:generator>
    <dc:date>2019-10-27T11:26:44.50</dc:date>
    <dc:creator>Philip Tate</dc:creator>
    <meta:document-statistic meta:table-count="1" meta:image-count="0" meta:object-count="0" meta:page-count="9" meta:paragraph-count="268" meta:word-count="2811" meta:character-count="17379"/>
    <meta:user-defined meta:name="Info 1"/>
    <meta:user-defined meta:name="Info 2"/>
    <meta:user-defined meta:name="Info 3"/>
    <meta:user-defined meta:name="Info 4"/>
  </office:meta>
</office:document-meta>
</file>